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background-color="#000066"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000066"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background-color="transparent" fo:padding="0.097cm" fo:border="0.002cm solid #000000">
        <style:background-image/>
      </style:table-cell-properties>
    </style:style>
    <style:style style:name="Tableau2.A2" style:family="table-cell">
      <style:table-cell-properties fo:background-color="transparent" fo:padding="0.097cm" fo:border-left="0.002cm solid #000000" fo:border-right="none" fo:border-top="none" fo:border-bottom="0.002cm solid #000000">
        <style:background-image/>
      </style:table-cell-properties>
    </style:style>
    <style:style style:name="Tableau2.B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1" fo:font-size="14pt" fo:font-weight="bold" style:font-size-asian="14pt" style:font-weight-asian="bold" style:font-size-complex="14pt" style:font-weight-complex="bold"/>
    </style:style>
    <style:style style:name="P2" style:family="paragraph" style:parent-style-name="Text_20_body">
      <style:text-properties style:text-line-through-style="solid"/>
    </style:style>
    <style:style style:name="P3" style:family="paragraph" style:parent-style-name="Text_20_body">
      <style:text-properties fo:color="#666666" style:font-name="Courier" fo:font-size="10pt" style:font-size-asian="10pt" style:font-size-complex="10pt"/>
    </style:style>
    <style:style style:name="P4" style:family="paragraph" style:parent-style-name="Text_20_body" style:list-style-name="L3"/>
    <style:style style:name="P5" style:family="paragraph" style:parent-style-name="Text_20_body">
      <style:text-properties fo:color="#666666" style:font-name="Courier" fo:font-size="10pt" style:font-size-asian="10pt" style:font-size-complex="10pt"/>
    </style:style>
    <style:style style:name="P6" style:family="paragraph" style:parent-style-name="Text_20_body">
      <style:text-properties fo:color="#666666" style:font-name="Courier" fo:font-size="10pt" style:font-size-asian="10pt" style:font-size-complex="10pt"/>
    </style:style>
    <style:style style:name="P7" style:family="paragraph" style:parent-style-name="Text_20_body">
      <style:text-properties fo:color="#000000" style:font-name="Arial1" fo:font-size="14pt" style:font-size-asian="14pt" style:font-size-complex="14pt"/>
    </style:style>
    <style:style style:name="P8" style:family="paragraph" style:parent-style-name="Text_20_body">
      <style:paragraph-properties fo:text-align="center" style:justify-single-word="false"/>
      <style:text-properties fo:color="#000000" fo:font-size="12pt" fo:font-weight="bold" style:font-size-asian="12pt" style:font-weight-asian="bold" style:font-size-complex="12pt" style:font-weight-complex="bold"/>
    </style:style>
    <style:style style:name="P9"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10" style:family="paragraph" style:parent-style-name="Text_20_body" style:list-style-name="L11"/>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style:text-underline-style="solid" style:text-underline-width="auto" style:text-underline-color="font-color" fo:font-weight="normal" style:font-weight-asian="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Heading_20_2" style:list-style-name="L1"/>
    <style:style style:name="P15" style:family="paragraph" style:parent-style-name="Heading_20_2" style:list-style-name="L2"/>
    <style:style style:name="P16" style:family="paragraph" style:parent-style-name="Heading_20_2" style:list-style-name="L4"/>
    <style:style style:name="P17" style:family="paragraph" style:parent-style-name="Heading_20_2" style:list-style-name="L5"/>
    <style:style style:name="P18" style:family="paragraph" style:parent-style-name="Heading_20_2" style:list-style-name="L6"/>
    <style:style style:name="P19" style:family="paragraph" style:parent-style-name="Heading_20_2">
      <style:text-properties fo:color="#000000" style:font-name="Arial1" fo:font-size="14pt" style:font-size-asian="14pt" style:font-size-complex="14pt"/>
    </style:style>
    <style:style style:name="P20" style:family="paragraph" style:parent-style-name="Heading_20_2" style:list-style-name="L9"/>
    <style:style style:name="P21" style:family="paragraph" style:parent-style-name="Heading_20_2" style:list-style-name="L10"/>
    <style:style style:name="P22" style:family="paragraph" style:parent-style-name="Heading_20_2" style:list-style-name="L12"/>
    <style:style style:name="P23" style:family="paragraph" style:parent-style-name="Heading_20_2" style:list-style-name="L13"/>
    <style:style style:name="P24" style:family="paragraph" style:parent-style-name="Heading_20_2" style:list-style-name="L14"/>
    <style:style style:name="P25" style:family="paragraph" style:parent-style-name="Heading_20_2" style:list-style-name="L15"/>
    <style:style style:name="P26" style:family="paragraph" style:parent-style-name="Heading_20_2" style:list-style-name="L16"/>
    <style:style style:name="P27" style:family="paragraph" style:parent-style-name="Heading_20_2" style:list-style-name="L17"/>
    <style:style style:name="P28" style:family="paragraph" style:parent-style-name="Heading_20_2" style:list-style-name="L18"/>
    <style:style style:name="P29" style:family="paragraph" style:parent-style-name="Heading_20_2" style:list-style-name="L19"/>
    <style:style style:name="P30" style:family="paragraph" style:parent-style-name="Heading_20_2" style:list-style-name="L20">
      <style:text-properties style:text-underline-style="none"/>
    </style:style>
    <style:style style:name="P31" style:family="paragraph" style:parent-style-name="Heading_20_2" style:list-style-name="L21"/>
    <style:style style:name="P32" style:family="paragraph" style:parent-style-name="Heading_20_2" style:list-style-name="L22"/>
    <style:style style:name="P33" style:family="paragraph" style:parent-style-name="Heading_20_1">
      <style:paragraph-properties fo:text-align="center" style:justify-single-word="false" fo:background-color="#000000">
        <style:background-image/>
      </style:paragraph-properties>
      <style:text-properties fo:color="#ffffff"/>
    </style:style>
    <style:style style:name="P34" style:family="paragraph" style:parent-style-name="Heading_20_1">
      <style:paragraph-properties fo:text-align="center" style:justify-single-word="false" fo:background-color="#000000">
        <style:background-image/>
      </style:paragraph-properties>
      <style:text-properties fo:color="#ffffff" fo:font-size="18pt" style:font-size-asian="18pt" style:font-size-complex="18pt"/>
    </style:style>
    <style:style style:name="P35" style:family="paragraph" style:parent-style-name="Table_20_Contents">
      <style:paragraph-properties fo:text-align="center" style:justify-single-word="false"/>
      <style:text-properties fo:color="#ffffff" fo:font-weight="bold" style:font-weight-asian="bold" style:font-weight-complex="bold"/>
    </style:style>
    <style:style style:name="P36" style:family="paragraph" style:parent-style-name="Table_20_Contents" style:list-style-name="L7"/>
    <style:style style:name="P37" style:family="paragraph" style:parent-style-name="Table_20_Contents" style:list-style-name="L8"/>
    <style:style style:name="P3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T1" style:family="text">
      <style:text-properties fo:color="#666666" style:font-name="Courier" fo:font-size="10pt" style:font-size-asian="10pt" style:font-size-complex="10pt"/>
    </style:style>
    <style:style style:name="T2" style:family="text">
      <style:text-properties fo:color="#666666" style:text-line-through-style="none" style:font-name="Courier" fo:font-size="10pt" style:font-size-asian="10pt" style:font-size-complex="10pt"/>
    </style:style>
    <style:style style:name="T3" style:family="text">
      <style:text-properties style:use-window-font-color="true" style:font-name="Arial1" fo:font-size="12pt" style:font-size-asian="12pt" style:font-size-complex="12pt"/>
    </style:style>
    <style:style style:name="T4" style:family="text">
      <style:text-properties fo:color="#000000" style:font-name="Arial1"/>
    </style:style>
    <style:style style:name="T5" style:family="text">
      <style:text-properties fo:color="#000000" style:font-name="Arial1" fo:font-size="14pt" style:font-size-asian="14pt" style:font-size-complex="14pt"/>
    </style:style>
    <style:style style:name="T6" style:family="text">
      <style:text-properties fo:color="#000000" style:font-name="Arial1" fo:font-size="14pt" style:text-underline-style="none" style:font-size-asian="14pt" style:font-size-complex="14pt"/>
    </style:style>
    <style:style style:name="T7" style:family="text">
      <style:text-properties fo:color="#c5000b" style:text-underline-style="solid" style:text-underline-width="auto" style:text-underline-color="font-color" fo:font-weight="bold" style:font-weight-asian="bold" style:font-weight-complex="bold"/>
    </style:style>
    <style:style style:name="T8" style:family="text">
      <style:text-properties fo:color="#c5000b" style:font-name="Arial1" fo:font-size="14pt" style:text-underline-style="solid" style:text-underline-width="auto" style:text-underline-color="font-color" style:font-size-asian="14pt" style:font-size-complex="14pt"/>
    </style:style>
    <style:style style:name="T9" style:family="text">
      <style:text-properties style:font-name="Arial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JAVASCRIPT</text:h>
      <text:h text:style-name="P33" text:outline-level="1">Modèle MVC</text:h>
      <text:p text:style-name="P1"/>
      <text:h text:style-name="Heading_20_2" text:outline-level="2">EVENTS AND OBSERVING</text:h>
      <text:p text:style-name="Comment">Les événements sont le cœur de l'application JavaScript. Ils déclenchent tout et constituent le premier point de contact entre l'utilisateur et l'application.</text:p>
      <text:p text:style-name="Text_20_body"/>
      <text:list xml:id="list9154486610746632176" text:style-name="L1">
        <text:list-item>
          <text:list>
            <text:list-item>
              <text:h text:style-name="P14" text:outline-level="2">Listening to events</text:h>
            </text:list-item>
          </text:list>
        </text:list-item>
      </text:list>
      <text:p text:style-name="Text_20_body">Les événements tournent autour d'une fonction appelée : addEventListener.</text:p>
      <text:p text:style-name="Text_20_body"/>
      <text:p text:style-name="Text_20_body">addEventListener <text:s/>(</text:p>
      <text:p text:style-name="Comment"><text:s/><text:tab/><text:tab/><text:tab/>type, <text:span text:style-name="T1">// event object =&gt; type d'événement à enregistrer</text:span></text:p>
      <text:p text:style-name="Comment"><text:tab/><text:tab/><text:tab/>listener, <text:span text:style-name="T1">// objet qui recevra la notification lorsqu'un événement du type spécifié se produit. C'est soit un objet implémentant EventListener, soit une fonction javascript</text:span></text:p>
      <text:p text:style-name="Comment"><text:tab/><text:tab/><text:tab/>useCapture <text:span text:style-name="T1">// type event in boolean (true =&gt; capturing : les événements se propagent vers le bas ; false =&gt; bubbling : les événements se propagent vers le haut)</text:span></text:p>
      <text:p text:style-name="Text_20_body"><text:tab/><text:tab/><text:tab/>)</text:p>
      <text:p text:style-name="Text_20_body"/>
      <text:list xml:id="list6185311218426005468" text:style-name="L2">
        <text:list-item>
          <text:list>
            <text:list-item>
              <text:h text:style-name="P15" text:outline-level="2">Event ordering</text:h>
            </text:list-item>
          </text:list>
        </text:list-item>
      </text:list>
      <text:p text:style-name="Text_20_body">Netscape et Microsoft avaient des idées différentes sur l'ordre des événements parcourus sur un objet et ses ancêtres :</text:p>
      <text:list xml:id="list205773583232053045" text:style-name="L3">
        <text:list-item>
          <text:p text:style-name="P4">Event capturing (Netscape), qui déclenche les gestionnaires d'événement à partir des ancêtres jusqu'à l'élément en question.</text:p>
        </text:list-item>
        <text:list-item>
          <text:p text:style-name="P4">Event bubbling (Microsoft), qui déclenche les gestionnaires d'événement depuis l'élément courant pour se propager jusqu'aux ancêtres.</text:p>
        </text:list-item>
      </text:list>
      <text:p text:style-name="Text_20_body"/>
      <text:list xml:id="list4079732357463975131" text:style-name="L4">
        <text:list-item>
          <text:list>
            <text:list-item>
              <text:h text:style-name="P16" text:outline-level="2">Canceling events</text:h>
            </text:list-item>
          </text:list>
        </text:list-item>
      </text:list>
      <text:p text:style-name="Comment">On peut stopper la propagation en appelant la méthode <text:span text:style-name="T1">stopPropagation()</text:span> sur l'objet Event.</text:p>
      <text:p text:style-name="Comment">On peut aussi annuler certaines actions par défaut déclenchées par les navigateurs comme le chargement d'une page grâce à la méthode <text:span text:style-name="T1">preventDefault()</text:span>.<text:tab/></text:p>
      <text:p text:style-name="Comment"><text:tab/></text:p>
      <text:list xml:id="list3465128888306020813" text:style-name="L5">
        <text:list-item>
          <text:list>
            <text:list-item>
              <text:h text:style-name="P17" text:outline-level="2">Event libraries</text:h>
            </text:list-item>
          </text:list>
        </text:list-item>
      </text:list>
      <text:p text:style-name="Text_20_body">Il existe de nombreuses incohérences lors de la gestion d'événements par les navigateurs.</text:p>
      <text:p text:style-name="Text_20_body">On conseille d'utiliser des librairies comme jQuery.</text:p>
      <text:p text:style-name="Text_20_body"><text:soft-page-break/>Grâce à cette librairie, nous pouvons par exemple créer des « custom events » via sa méthode <text:span text:style-name="T1">trigger() </text:span>et la lier à différents éléments DOM via sa méthode <text:span text:style-name="T1">bind()</text:span>.</text:p>
      <text:p text:style-name="Text_20_body">Exemple :</text:p>
      <text:p text:style-name="Text_20_body"/>
      <text:p text:style-name="P3">var exports = this;</text:p>
      <text:p text:style-name="P3"><text:s text:c="4"/>(function($){</text:p>
      <text:p text:style-name="P3"><text:s text:c="6"/>exports.Events = {</text:p>
      <text:p text:style-name="P3"><text:s text:c="8"/>bind: function(ev, callback) {</text:p>
      <text:p text:style-name="P3"><text:s text:c="10"/>var evs <text:s text:c="2"/>= ev.split(" ");</text:p>
      <text:p text:style-name="P3"><text:s text:c="10"/>var calls = this._callbacks || (this._callbacks = {});</text:p>
      <text:p text:style-name="P3"/>
      <text:p text:style-name="P3"><text:s text:c="10"/>for (var i=0; i &lt; evs.length; i++)</text:p>
      <text:p text:style-name="P3"><text:s text:c="12"/>(this._callbacks[evs[i]] || (this._callbacks[evs[i]] = [])).push(callback);</text:p>
      <text:p text:style-name="P3"/>
      <text:p text:style-name="P3"><text:s text:c="10"/>return this;</text:p>
      <text:p text:style-name="P3"><text:s text:c="8"/>},</text:p>
      <text:p text:style-name="P3"/>
      <text:p text:style-name="P3"><text:s text:c="8"/>trigger: function() {</text:p>
      <text:p text:style-name="P3"><text:s text:c="10"/>var args = $.makeArray(arguments);</text:p>
      <text:p text:style-name="P3"><text:s text:c="10"/>var ev <text:s text:c="2"/>= args.shift();</text:p>
      <text:p text:style-name="P3"/>
      <text:p text:style-name="P3"><text:s text:c="10"/>var list, calls, i, l;</text:p>
      <text:p text:style-name="P3"><text:s text:c="10"/>if (!(calls = this._callbacks)) return this;</text:p>
      <text:p text:style-name="P3"><text:s text:c="10"/>if (!(list <text:s/>= this._callbacks[ev])) return this;</text:p>
      <text:p text:style-name="P3"/>
      <text:p text:style-name="P3"><text:s text:c="10"/>for (i = 0, l = list.length; i &lt; l; i++)</text:p>
      <text:p text:style-name="P3"><text:s text:c="12"/>if (list[i].apply(this, args) === false)</text:p>
      <text:p text:style-name="P3"><text:s text:c="14"/>return false;</text:p>
      <text:p text:style-name="P3"><text:s text:c="10"/>return this;</text:p>
      <text:p text:style-name="P3"><text:s text:c="8"/>}</text:p>
      <text:p text:style-name="P3"><text:s text:c="6"/>};</text:p>
      <text:p text:style-name="P3"><text:s text:c="4"/>})(jQuery);</text:p>
      <text:p text:style-name="P3"/>
      <text:p text:style-name="P3"><text:s text:c="4"/>Events.bind("hail", function(type){</text:p>
      <text:p text:style-name="P3"><text:s text:c="6"/>alert("Long live the " + type)</text:p>
      <text:p text:style-name="P3"><text:s text:c="4"/>});</text:p>
      <text:p text:style-name="P3"><text:s text:c="4"/></text:p>
      <text:p text:style-name="P3"><text:s text:c="4"/>Events.trigger("hail", "Users");</text:p>
      <text:list xml:id="list6476642967713109400" text:style-name="L6">
        <text:list-item>
          <text:list>
            <text:list-item>
              <text:h text:style-name="P18" text:outline-level="2">Delegating events</text:h>
            </text:list-item>
          </text:list>
        </text:list-item>
      </text:list>
      <text:p text:style-name="Text_20_body">On peut ajouter un écouteur sur un élément parent, vérifiant les événements sur les enfants, plutôt que d'attribuer un écouteur sur chaque élément (parent et enfants compris) grâce à la méthode <text:span text:style-name="T1">delegate() </text:span><text:span text:style-name="T3">de jQuery</text:span><text:span text:style-name="T1">.</text:span></text:p>
      <text:p text:style-name="P3"/>
      <text:p text:style-name="P2"><text:soft-page-break/><text:span text:style-name="T1">$(“ul li“).click(function(){/*...*/}) ;</text:span><text:span text:style-name="T2"> car on ajoute un écouteur à chaque élément li</text:span></text:p>
      <text:p text:style-name="P3">$(“ul“).delegate(“li“, “click“, /*...*/) ; on ajoute qu'un seul écouteur valable pour tous les éléments l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9" text:outline-level="2"><text:soft-page-break/>MODELS AND DATA</text:h>
      <text:p text:style-name="Text_20_body"><text:span text:style-name="T5"/></text:p>
      <table:table table:name="Tableau1" table:style-name="Tableau1">
        <table:table-column table:style-name="Tableau1.A" table:number-columns-repeated="2"/>
        <table:table-row>
          <table:table-cell table:style-name="Tableau1.A1" office:value-type="string">
            <text:p text:style-name="P35">AVANT : SERVER-SIDE</text:p>
          </table:table-cell>
          <table:table-cell table:style-name="Tableau1.B1" office:value-type="string">
            <text:p text:style-name="P35">APRES : CLIENT-SIDE</text:p>
          </table:table-cell>
        </table:table-row>
        <table:table-row>
          <table:table-cell table:style-name="Tableau1.A2" office:value-type="string">
            <text:list xml:id="list4991925888550688863" text:style-name="L7">
              <text:list-item>
                <text:p text:style-name="P36">Requête de la page</text:p>
              </text:list-item>
              <text:list-item>
                <text:p text:style-name="P36">Accès au serveur</text:p>
              </text:list-item>
              <text:list-item>
                <text:p text:style-name="P36">Récupération des données issues d'une BDD</text:p>
              </text:list-item>
            </text:list>
          </table:table-cell>
          <table:table-cell table:style-name="Tableau1.B2" office:value-type="string">
            <text:list xml:id="list5549801010114914009" text:style-name="L8">
              <text:list-item>
                <text:p text:style-name="P37">Pas de requête/réponse</text:p>
              </text:list-item>
              <text:list-item>
                <text:p text:style-name="P37">Pas d'accès au serveur</text:p>
              </text:list-item>
              <text:list-item>
                <text:p text:style-name="P37">Phase de <text:span text:style-name="T7">transition</text:span> : les données sont récupérées à distance et sont stockées temporairement côté client, dans la mémoire.</text:p>
              </text:list-item>
              <text:list-item>
                <text:p text:style-name="P37">Avantages : </text:p>
                <text:list>
                  <text:list-item>
                    <text:p text:style-name="P37">L'accès à la donnée est côté client est quasi instantanée.</text:p>
                  </text:list-item>
                  <text:list-item>
                    <text:p text:style-name="P37">Impression d'instantanéité pour l'utilisateur.</text:p>
                  </text:list-item>
                </text:list>
              </text:list-item>
            </text:list>
          </table:table-cell>
        </table:table-row>
      </table:table>
      <text:p text:style-name="Text_20_body"><text:span text:style-name="T5"/></text:p>
      <text:list xml:id="list8660073682715752019" text:style-name="L9">
        <text:list-item>
          <text:list>
            <text:list-item>
              <text:h text:style-name="P20" text:outline-level="2"><text:span text:style-name="T5">MVC and Namespacing</text:span></text:h>
            </text:list-item>
          </text:list>
        </text:list-item>
      </text:list>
      <text:p text:style-name="Text_20_body"><text:span text:style-name="T5">Toute la </text:span><text:span text:style-name="T8">logique</text:span><text:span text:style-name="T5"> associée à la </text:span><text:span text:style-name="T8">manipulation</text:span><text:span text:style-name="T5"> et au </text:span><text:span text:style-name="T8">comportement</text:span><text:span text:style-name="T5"> des données doit être organisé dans le Model.</text:span></text:p>
      <text:p text:style-name="Text_20_body"><text:span text:style-name="T5"/></text:p>
      <table:table table:name="Tableau2" table:style-name="Tableau2">
        <table:table-column table:style-name="Tableau2.A" table:number-columns-repeated="3"/>
        <table:table-row>
          <table:table-cell table:style-name="Tableau2.A1" table:number-columns-spanned="3" office:value-type="string">
            <text:p text:style-name="P9"><text:span text:style-name="T4">Données</text:span></text:p>
          </table:table-cell>
          <table:covered-table-cell/>
          <table:covered-table-cell/>
        </table:table-row>
        <table:table-row>
          <table:table-cell table:style-name="Tableau2.A2" office:value-type="string">
            <text:p text:style-name="P8"><text:span text:style-name="T9">M </text:span></text:p>
          </table:table-cell>
          <table:table-cell table:style-name="Tableau2.B2" office:value-type="string">
            <text:p text:style-name="P38">Model</text:p>
          </table:table-cell>
          <table:table-cell table:style-name="Tableau2.C2" office:value-type="string">
            <text:p text:style-name="P9"><text:span text:style-name="T4">Logique</text:span></text:p>
          </table:table-cell>
        </table:table-row>
        <table:table-row>
          <table:table-cell table:style-name="Tableau2.A2" office:value-type="string">
            <text:p text:style-name="P8"><text:span text:style-name="T9">V </text:span></text:p>
          </table:table-cell>
          <table:table-cell table:style-name="Tableau2.B2" office:value-type="string">
            <text:p text:style-name="P38">View</text:p>
          </table:table-cell>
          <table:table-cell table:style-name="Tableau2.C2" office:value-type="string">
            <text:p text:style-name="P9"><text:span text:style-name="T4">Comportement</text:span></text:p>
          </table:table-cell>
        </table:table-row>
        <table:table-row>
          <table:table-cell table:style-name="Tableau2.A2" office:value-type="string">
            <text:p text:style-name="P8"><text:span text:style-name="T9">C</text:span></text:p>
          </table:table-cell>
          <table:table-cell table:style-name="Tableau2.B2" office:value-type="string">
            <text:p text:style-name="P38"><text:span text:style-name="T4">Controller</text:span></text:p>
          </table:table-cell>
          <table:table-cell table:style-name="Tableau2.C2" office:value-type="string">
            <text:p text:style-name="P9"><text:span text:style-name="T4">Manipulation</text:span></text:p>
          </table:table-cell>
        </table:table-row>
      </table:table>
      <text:p text:style-name="Text_20_body"><text:span text:style-name="T5"/></text:p>
      <text:p text:style-name="Text_20_body"><text:span text:style-name="T5">Les Model doivent être séparées des View et des Controller. Pour cela, on utilise le </text:span><text:span text:style-name="T8">namespacing</text:span><text:span text:style-name="T5">. Cela évite à notre code de s'entremêler et de créer des conflits avec les fonctions et les callbacks.</text:span></text:p>
      <text:p text:style-name="Text_20_body"><text:span text:style-name="T5"/></text:p>
      <text:list xml:id="list5455609865501577396" text:style-name="L10">
        <text:list-item>
          <text:list>
            <text:list-item>
              <text:h text:style-name="P21" text:outline-level="2"><text:span text:style-name="T5">Building an ORM</text:span></text:h>
            </text:list-item>
          </text:list>
        </text:list-item>
      </text:list>
      <text:p text:style-name="Text_20_body"><text:span text:style-name="T5">ORM : Object-Relationnal Map. C'est une sorte de traceur, un « mapper » en anglais. </text:span></text:p>
      <text:list xml:id="list8394027580912809186" text:style-name="L11">
        <text:list-item>
          <text:p text:style-name="P10"><text:span text:style-name="T5">Il est normalement très utilisé dans d'autres langages que le javascript. </text:span></text:p>
        </text:list-item>
        <text:list-item>
          <text:p text:style-name="P10"><text:span text:style-name="T5">Il est très pratique pour gérer les données.</text:span></text:p>
        </text:list-item>
        <text:list-item>
          <text:p text:style-name="P10"><text:span text:style-name="T5">Il est très pratique, aussi, pour gérer les Model en javascript.</text:span></text:p>
        </text:list-item>
      </text:list>
      <text:p text:style-name="Text_20_body"><text:span text:style-name="T5">On peut par exemple lier un ORM avec un serveur distant ou avec un élément HTML. Tout changement sur les instances des Model se reflètera à leur objet lié.</text:span></text:p>
      <text:p text:style-name="Text_20_body"><text:soft-page-break/><text:span text:style-name="T5">C'est un objet utilisé comme une couche enveloppant des données. L'avantage de cette extra couche est que l'on peut augmenter la donnée de base avec des fonctionnalités poussées, avancées et personnelles.</text:span></text:p>
      <text:p text:style-name="Text_20_body"><text:span text:style-name="T5"/></text:p>
      <text:list xml:id="list3476540084947630482" text:style-name="L12">
        <text:list-item>
          <text:list>
            <text:list-item>
              <text:h text:style-name="P22" text:outline-level="2"><text:span text:style-name="T5">Prototypal Inheritance</text:span></text:h>
            </text:list-item>
          </text:list>
        </text:list-item>
      </text:list>
      <text:p text:style-name="Text_20_body"><text:span text:style-name="T5">On va utiliser Object.create() pour construire un ORM plutôt que son constructeur combiné avec le mot-clé « new ». Cette méthode nous permet d'utiliser l'héritage basée sur le prototype et non la classe.</text:span></text:p>
      <text:p text:style-name="P3">Object.create(prototypal object){</text:p>
      <text:p text:style-name="P3"><text:tab/>// return a new object inhereted from protypal object)</text:p>
      <text:p text:style-name="P3">}</text:p>
      <text:p text:style-name="Text_20_body"><text:span text:style-name="T5">Ainsi, on crée un objet Model qui va nous servir à instancier des nouveaux objets héritant de ce dernier.</text:span></text:p>
      <text:p text:style-name="Text_20_body"><text:span text:style-name="T5">Object.create() a été ajouté à ECMAScript 5, alors s'il n'est pas implémenté dans les navigateurs comme IE, on peut créer et ajouter une nouvelle fonction à Object comme ceci (technique employée à Douglas Crockford) :</text:span></text:p>
      <text:p text:style-name="P3">if(typeof Object.create !== “ function “)</text:p>
      <text:p text:style-name="P3"><text:tab/>Object.create = function(o) {</text:p>
      <text:p text:style-name="P3"><text:tab/><text:tab/>function F(){}</text:p>
      <text:p text:style-name="P3"><text:tab/><text:tab/>F.prototype = o ;</text:p>
      <text:p text:style-name="P3"><text:tab/><text:tab/>return new F() ;</text:p>
      <text:p text:style-name="P3"><text:tab/>} ;</text:p>
      <text:p text:style-name="P3"/>
      <text:p text:style-name="P3">var Model = {</text:p>
      <text:p text:style-name="P3"><text:s text:c="2"/>inherited: function(){},</text:p>
      <text:p text:style-name="P3"><text:s text:c="2"/>created: function(){},</text:p>
      <text:p text:style-name="P3"><text:s text:c="2"/></text:p>
      <text:p text:style-name="P3"><text:s text:c="2"/>prototype: {</text:p>
      <text:p text:style-name="P3"><text:s text:c="4"/>init: function(){}</text:p>
      <text:p text:style-name="P3"><text:s text:c="2"/>},</text:p>
      <text:p text:style-name="P3"><text:s text:c="2"/></text:p>
      <text:p text:style-name="P3"><text:s text:c="2"/>// Returns a new object, inheriting from the Model object</text:p>
      <text:p text:style-name="P3"><text:s text:c="2"/>create: function(){</text:p>
      <text:p text:style-name="P3"><text:s text:c="4"/>var object = Object.create(this);</text:p>
      <text:p text:style-name="P3"><text:s text:c="4"/>object.parent = this;</text:p>
      <text:p text:style-name="P3"><text:s text:c="4"/>object.protoype = object.fn = Object.create(this.prototype);</text:p>
      <text:p text:style-name="P3"><text:s text:c="4"/></text:p>
      <text:p text:style-name="P3"><text:s text:c="4"/>object.created();</text:p>
      <text:p text:style-name="P3"><text:s text:c="4"/>this.inherited(object);</text:p>
      <text:p text:style-name="P3"><text:s text:c="4"/>return object;</text:p>
      <text:p text:style-name="P3"><text:s text:c="2"/>},</text:p>
      <text:p text:style-name="P3"><text:s text:c="2"/></text:p>
      <text:p text:style-name="P3"><text:soft-page-break/><text:s text:c="2"/>// Returns a new object, inhereted from Model.prototype, an instance of the Model object</text:p>
      <text:p text:style-name="P3"><text:s text:c="2"/>init: function(){</text:p>
      <text:p text:style-name="P3"><text:s text:c="4"/>var instance = Object.create(this.prototype);</text:p>
      <text:p text:style-name="P3"><text:s text:c="4"/>instance.parent = this;</text:p>
      <text:p text:style-name="P3"><text:s text:c="4"/>instance.init.apply(instance, arguments);</text:p>
      <text:p text:style-name="P3"><text:s text:c="4"/>return instance;</text:p>
      <text:p text:style-name="P3"><text:s text:c="2"/>}</text:p>
      <text:p text:style-name="P3">};</text:p>
      <text:p text:style-name="P3"/>
      <text:list xml:id="list1629978753209982700" text:style-name="L13">
        <text:list-item>
          <text:list>
            <text:list-item>
              <text:h text:style-name="P23" text:outline-level="2"><text:span text:style-name="T5">Adding ORM properties</text:span></text:h>
            </text:list-item>
          </text:list>
        </text:list-item>
      </text:list>
      <text:p text:style-name="Text_20_body"><text:span text:style-name="T5">On crée des méthodes permettant aux objets créés à partir de la classe Model d'hériter de ses propriétés.</text:span></text:p>
      <text:list xml:id="list2105156555" text:continue-numbering="true" text:style-name="L13">
        <text:list-item>
          <text:list>
            <text:list-item>
              <text:h text:style-name="P23" text:outline-level="2"><text:span text:style-name="T5">Persisting records</text:span></text:h>
            </text:list-item>
          </text:list>
        </text:list-item>
      </text:list>
      <text:p text:style-name="Text_20_body"><text:span text:style-name="T5">Pour garder les enregistrements des données, il nous faut garder une référence des instances créées pour pouvoir y accéder plus tard.</text:span></text:p>
      <text:p text:style-name="Text_20_body"><text:span text:style-name="T5">On crée un objet Model.records = {} ;</text:span></text:p>
      <text:list xml:id="list2960930762238587497" text:style-name="L14">
        <text:list-item>
          <text:list>
            <text:list-item>
              <text:h text:style-name="P24" text:outline-level="2"><text:span text:style-name="T5">Adding ID support</text:span></text:h>
            </text:list-item>
          </text:list>
        </text:list-item>
      </text:list>
      <text:p text:style-name="Text_20_body"><text:span text:style-name="T5">Tout enregistrement doit avoir un ID unique, comme dans une BDD. Il faut en générer un automatiquement grâce au générateur GUID.</text:span></text:p>
      <text:list xml:id="list685067835909149590" text:style-name="L15">
        <text:list-item>
          <text:list>
            <text:list-item>
              <text:h text:style-name="P25" text:outline-level="2"><text:span text:style-name="T5">Addressing references</text:span></text:h>
            </text:list-item>
          </text:list>
        </text:list-item>
      </text:list>
      <text:p text:style-name="Text_20_body"><text:span text:style-name="T5">Allouer des références.</text:span></text:p>
      <text:p text:style-name="Text_20_body"><text:span text:style-name="T5">Pour ne pas modifier la classe, il faut cloner les instances lorsque l'on utilise des méthodes et/ou des propriétés de classe, sinon on fait référence à la classe elle-même, et on la modifie alors !</text:span></text:p>
      <text:p text:style-name="Text_20_body"><text:span text:style-name="T5">Il faudra donc dupliquer l'objet à chaque fois que l'on crée ou met à jour un enregistrement.</text:span></text:p>
      <text:list xml:id="list315304187140681010" text:style-name="L16">
        <text:list-item>
          <text:list>
            <text:list-item>
              <text:h text:style-name="P26" text:outline-level="2"><text:span text:style-name="T5">Loading in data</text:span></text:h>
            </text:list-item>
          </text:list>
        </text:list-item>
      </text:list>
      <text:p text:style-name="P12"><text:span text:style-name="T5">Concept :</text:span></text:p>
      <text:p text:style-name="P11"><text:span text:style-name="T5">Typiquement, un sous-ensemble de données est chargé lorsque l'application démarre et d'autres données sont chargées après interaction. </text:span></text:p>
      <text:p text:style-name="P11"><text:span text:style-name="T5">L'idéal serait de tout charger lors du chargement de la page, comme ça pour chaque interaction s'enchaîne immédiatement la donnée. Mais cela est impossible car il y a beaucoup trop de données en général pour être chargées en mémoire du navigateur.</text:span></text:p>
      <text:p text:style-name="P11"><text:span text:style-name="T5">Le préchargement de données est alors crucial. Cependant, il ne sert à rien </text:span><text:soft-page-break/><text:span text:style-name="T5">de précharger des données redondantes qui risquent de ne jamais être utilisées.</text:span></text:p>
      <text:p text:style-name="P11"><text:span text:style-name="T5">Alors, il faut prédire les données utiles et utilisables par l'utilisateur.</text:span></text:p>
      <text:p text:style-name="P11"><text:span text:style-name="T5">Moins il y a de délai, mieux c'est.</text:span></text:p>
      <text:p text:style-name="P11"><text:span text:style-name="T5">Quand on récupère une nouvelle donnée, il faut s'assurer que l'UI n'est pas bloqué. Utiliser aussi un indicateur de chargement, mais être certain que l'interface reste utilisable.</text:span></text:p>
      <text:p text:style-name="P13"><text:span text:style-name="T5">Les données peuvent être en ligne (inline) dans la page initiale. C'est l'idéal si et seulement si une petite somme de données au total car sinon la taille de la page devient trop lourde en cas de données massive.</text:span></text:p>
      <text:p text:style-name="P13"><text:span text:style-name="T5">Les données peuvent être chargées par des requêtes HTTP séparées à travers AJAX ou JSONP. Ces deux techniques permettent aussi de mettre en mémoire-cache la page HTML plutôt que de créer un rendu dynamiquement pour chaque requête.</text:span></text:p>
      <text:list xml:id="list6959939929612138468" text:style-name="L17">
        <text:list-item>
          <text:list>
            <text:list-item>
              <text:h text:style-name="P27" text:outline-level="2"><text:span text:style-name="T5">Including data inline</text:span></text:h>
            </text:list-item>
          </text:list>
        </text:list-item>
      </text:list>
      <text:p text:style-name="Text_20_body"><text:span text:style-name="T5">Il suffit de rendre un objet JSON dans la page, JSON ayant la même structure qu'un objet JavaScript.</text:span></text:p>
      <text:list xml:id="list4201596020946111100" text:style-name="L18">
        <text:list-item>
          <text:list>
            <text:list-item>
              <text:h text:style-name="P28" text:outline-level="2"><text:span text:style-name="T5">Loading data with AJAX</text:span></text:h>
            </text:list-item>
          </text:list>
        </text:list-item>
      </text:list>
      <text:p text:style-name="Text_20_body"><text:span text:style-name="T5">On utilise soit la classe XMLHttpRequest soit la méthode de jQuery $.ajax() ;</text:span></text:p>
      <text:p text:style-name="Text_20_body"><text:span text:style-name="T5">Parmi les différents paramètres de la méthode ajax, le “type“ prend en valeur par défaut GET. Il peut avoir comme valeur POST. Pour ses autres valeurs, DELETE, HEAD, OPTIONS, PUT, elles ne sont pas toutes supportées par les différents navigateurs et il faut activer ces verbes sur IIS.</text:span></text:p>
      <text:p text:style-name="Text_20_body"><text:span text:style-name="T5">La limitation de la technologie AJAX est le « same origin policy » : il s'agit d'une restriction des requêtes aux mêmes domaine, sous-domaine et port que ceux de l'adresse de la page en cours. Pour rendre plus souple cette limitation, il existe un standard nommé CORS : cross-origin resource sharing.</text:span></text:p>
      <text:p text:style-name="Text_20_body"><text:span text:style-name="T5">Il faut aussi prévoir la sécurité concernant le « cross-domain request ».</text:span></text:p>
      <text:list xml:id="list8765593377130885811" text:style-name="L19">
        <text:list-item>
          <text:list>
            <text:list-item>
              <text:h text:style-name="P29" text:outline-level="2"><text:span text:style-name="T5">Populating ORM</text:span></text:h>
            </text:list-item>
          </text:list>
        </text:list-item>
      </text:list>
      <text:p text:style-name="Text_20_body"><text:span text:style-name="T5">Pour peupler l'ORM, il faut récupérer les données du serveur (loading) et mettre ensuite à jour les enregistrements du Model.</text:span></text:p>
      <text:p text:style-name="Text_20_body"><text:span text:style-name="T5">Cette méthode est exécutée dans la fonction de callback de l'appel AJAX.</text:span></text:p>
      <text:list xml:id="list350392706655508830" text:style-name="L20">
        <text:list-item>
          <text:list>
            <text:list-item>
              <text:h text:style-name="P30" text:outline-level="2"><text:span text:style-name="T5">Storing data locally</text:span></text:h>
            </text:list-item>
          </text:list>
        </text:list-item>
      </text:list>
      <text:p text:style-name="Text_20_body"><text:span text:style-name="T6">Avant, pour enregistrer des données localement, on avait recours aux cookies. Cependant, le stockage des données était limité en quantité et il y </text:span><text:soft-page-break/><text:span text:style-name="T6">avait un envoi des données au serveur pour chaque requête, donc un fort coût en terme de performance.</text:span></text:p>
      <text:p text:style-name="Text_20_body"><text:span text:style-name="T6">Maintenant, HTML5 a introduit un support gérant le stockage de données en local : localStorage (le stockage dure même si le navigateur est fermé) et sessionStorage (le stockage ne dure que lors de la session ouverte du navigateur).</text:span></text:p>
      <text:p text:style-name="Text_20_body"><text:span text:style-name="T6">Les avantages sont multiples. La donnée est stockée côté client et plus côté serveur. Il n'y a jamais d'envoi des données au serveur. Le stockage des données en quantité est très importante (5Mo minimum ?).</text:span></text:p>
      <text:p text:style-name="Text_20_body"><text:span text:style-name="T5">Les objets localStorage et sessionStorage ont une API issue du WebStorage.</text:span></text:p>
      <text:p text:style-name="Text_20_body"><text:span text:style-name="T5">La data est stockée en type “String“. Donc, il faut <text:s/>prévoir une conversion pour les types Object et Number vers un type String avant de les enregistrer. On parle de sérialisation JSON et désérialisation quand on les récupère.</text:span></text:p>
      <text:list xml:id="list6944504442448530245" text:style-name="L21">
        <text:list-item>
          <text:list>
            <text:list-item>
              <text:h text:style-name="P31" text:outline-level="2"><text:span text:style-name="T5">Adding local storage to our ORM</text:span></text:h>
            </text:list-item>
          </text:list>
        </text:list-item>
      </text:list>
      <text:p text:style-name="Text_20_body"><text:span text:style-name="T5">Les enregistrements peuvent durer, notamment entre différents rafraîchissements de page, en ajoutant le support local storage à notre ORM.</text:span></text:p>
      <text:p text:style-name="Text_20_body"><text:span text:style-name="T5">Pour utiliser l'objet localStorage, nous devons sérialiser nos enregistrements dans une chaîne JSON. Seulement, il faut limiter la liste des propriétés à sérialiser car sinon on se retrouve avec les propriétés cachées (prototype, parent...) et on devient verbeux.</text:span></text:p>
      <text:p text:style-name="Text_20_body"><text:span text:style-name="T5">Pour cela, on va créer une propriété “attributes“ au Model. Or, comme chaque Model a des attributs différents, et que de plus on ne peut pas partager la référence identique, on ne va pas sélectionner la propriété “attributes“ sur le Model directement, mais une fois que le Model aura été créé, comme pour la propriété “records“.</text:span></text:p>
      <text:p text:style-name="Text_20_body"><text:span text:style-name="T5">Ensuite, on ajoute une méthode toJSON() sur les instances des Model. La méthode va trouver l'objet à sérialiser plutôt que de sérialiser tous les “records“.</text:span></text:p>
      <text:p text:style-name="Text_20_body"><text:span text:style-name="T5">Enfin, nous n'avons plus qu'à ajouter le local storage au Model grâce à deux fonctions : saveLocal() et loadLocal().</text:span></text:p>
      <text:list xml:id="list6928126341965082584" text:style-name="L22">
        <text:list-item>
          <text:list>
            <text:list-item>
              <text:h text:style-name="P32" text:outline-level="2"><text:span text:style-name="T5">Submitting <text:s/>new records to the server</text:span></text:h>
            </text:list-item>
          </text:list>
        </text:list-item>
      </text:list>
      <text:p text:style-name="Text_20_body"><text:span text:style-name="T5">Maintenant que nous avons créé l'objet “attributes“, pour soumettre les nouveaux enregistrements au serveur, il faut juste utiliser le POST pour envoyer ces attributs d'enregistrement au serveur. Si nous suivons les conventions REST, nous voudrons faire un “HTTP POST“ quand nous créons un enregistrement et une requête “PUT“ quand nous voulons mettre à jour l'enregistrement.</text:span></text:p>
      <text:p text:style-name="Text_20_body"><text:span text:style-name="T5"/></text:p>
      <text:p text:style-name="Text_20_body"><text:soft-page-break/><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h text:style-name="P19" text:outline-level="2">CONTROLLERS AND STATE</text:h>
      <text:h text:style-name="P19" text:outline-level="2">VIEWS AND TEMPLATING</text:h>
      <text:p text:style-name="P7"/>
      <text:p text:style-name="P3"/>
      <text:p text:style-name="P3"/>
      <text:p text:style-name="Comm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0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mment" style:family="paragraph" style:parent-style-name="Marginalia" style:class="tex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Contents_20_1" style:next-style-name="Header"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Trifunovic</meta:initial-creator>
    <meta:creation-date>2015-06-01T09:24:29</meta:creation-date>
    <dc:date>2015-07-07T18:20:52</dc:date>
    <dc:creator>Igor Trifunovic</dc:creator>
    <meta:editing-duration>P1DT12H28M42S</meta:editing-duration>
    <meta:editing-cycles>77</meta:editing-cycles>
    <meta:generator>OpenOffice/4.0.1$Unix OpenOffice.org_project/401m5$Build-9714</meta:generator>
    <meta:document-statistic meta:table-count="2" meta:image-count="0" meta:object-count="0" meta:page-count="9" meta:paragraph-count="175" meta:word-count="1803" meta:character-count="11596"/>
  </office:meta>
</office:document-meta>
</file>